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work-sans" svg:font-family="work-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acd" officeooo:paragraph-rsid="00061acd"/>
    </style:style>
    <style:style style:name="P2" style:family="paragraph" style:parent-style-name="Standard">
      <style:text-properties officeooo:paragraph-rsid="00061acd"/>
    </style:style>
    <style:style style:name="T1" style:family="text">
      <style:text-properties fo:font-variant="normal" fo:text-transform="none" fo:color="#323133" style:font-name="work-sans" fo:font-size="10.8000001907349pt" fo:letter-spacing="normal" fo:font-style="normal" fo:font-weight="normal"/>
    </style:style>
    <style:style style:name="T2" style:family="text">
      <style:text-properties fo:font-variant="normal" fo:text-transform="none" fo:color="#323133" style:font-name="work-sans" fo:font-size="10.800000190734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23133" style:font-name="work-sans" fo:font-size="10.8000001907349pt" fo:letter-spacing="normal" fo:font-style="normal" fo:font-weight="normal" officeooo:rsid="00075cd2" loext:padding="0cm" loext:border="none"/>
    </style:style>
    <style:style style:name="T4" style:family="text">
      <style:text-properties fo:font-variant="normal" fo:text-transform="none" fo:color="#323133" fo:letter-spacing="normal"/>
    </style:style>
    <style:style style:name="T5" style:family="text">
      <style:text-properties fo:font-variant="normal" fo:text-transform="none" fo:color="#323133" fo:letter-spacing="normal" loext:padding="0cm" loext:border="none"/>
    </style:style>
    <style:style style:name="T6" style:family="text">
      <style:text-properties fo:font-variant="normal" fo:text-transform="none" fo:color="#34b2f5" style:font-name="work-sans" fo:font-size="10.8000001907349pt" fo:letter-spacing="normal" fo:font-style="normal" fo:font-weight="normal" loext:padding="0cm" loext:border="none"/>
    </style:style>
    <style:style style:name="T7" style:family="text">
      <style:text-properties officeooo:rsid="00061acd"/>
    </style:style>
    <style:style style:name="T8" style:family="text">
      <style:text-properties officeooo:rsid="00075c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“</text:span><text:span text:style-name="T1">Good design is good business.” – Thomas Watson</text:span> </text:p>
      <text:p text:style-name="P2"><text:span text:style-name="T4">“</text:span><text:span text:style-name="T1">Design is thinking made visual.” – Saul Bass</text:span> </text:p>
      <text:p text:style-name="P2"><text:span text:style-name="T5">“</text:span><text:span text:style-name="T2">Design is intelligence made visible.” – </text:span><text:span text:style-name="T3">Alina Wheel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work-sans" svg:font-family="work-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1-11-02T08:51:28.284000000</dc:date>
    <meta:editing-duration>PT4M21S</meta:editing-duration>
    <meta:editing-cycles>5</meta:editing-cycles>
    <meta:document-statistic meta:table-count="0" meta:image-count="0" meta:object-count="0" meta:page-count="1" meta:paragraph-count="3" meta:word-count="21" meta:character-count="148" meta:non-whitespace-character-count="125"/>
  </office:meta>
</office:document-meta>
</file>